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51C00001006AAADD519.svm"/>
  <manifest:file-entry manifest:media-type="" manifest:full-path="Pictures/20000007000047D60000226C978F0B9E.svm"/>
  <manifest:file-entry manifest:media-type="" manifest:full-path="Pictures/2000000700001B1500000ADBF6DA42A5.svm"/>
  <manifest:file-entry manifest:media-type="" manifest:full-path="Pictures/200000070000476C00000FEC0E33A106.svm"/>
  <manifest:file-entry manifest:media-type="" manifest:full-path="Pictures/200000070000232500001BB4C940A093.svm"/>
  <manifest:file-entry manifest:media-type="" manifest:full-path="Pictures/200000070000108A000004A8D4CE7699.svm"/>
  <manifest:file-entry manifest:media-type="" manifest:full-path="Pictures/20000007000036E200000E2AC1C7511E.svm"/>
  <manifest:file-entry manifest:media-type="" manifest:full-path="Pictures/2000000700004AA000000EAE6C795790.svm"/>
  <manifest:file-entry manifest:media-type="" manifest:full-path="Pictures/200000070000478600001904D5F6C68F.svm"/>
  <manifest:file-entry manifest:media-type="" manifest:full-path="Pictures/200000070000265900000E0FFAF1FC30.svm"/>
  <manifest:file-entry manifest:media-type="" manifest:full-path="Pictures/20000007000046B30000461487100FAC.svm"/>
  <manifest:file-entry manifest:media-type="" manifest:full-path="Pictures/2000000700002E6900000C33D34B8BF4.svm"/>
  <manifest:file-entry manifest:media-type="" manifest:full-path="Pictures/20000007000025EF000002CBD6647F11.svm"/>
  <manifest:file-entry manifest:media-type="" manifest:full-path="Pictures/2000000700003AB50000068463EAF5A0.svm"/>
  <manifest:file-entry manifest:media-type="" manifest:full-path="Pictures/2000000700003C0D00000C33C1426C4F.svm"/>
  <manifest:file-entry manifest:media-type="" manifest:full-path="Pictures/200000070000256B0000110F8AD68F4E.svm"/>
  <manifest:file-entry manifest:media-type="" manifest:full-path="Pictures/200000070000325600000E0FDE8DF0FA.svm"/>
  <manifest:file-entry manifest:media-type="" manifest:full-path="Pictures/200000070000399200000A3C6861F789.svm"/>
  <manifest:file-entry manifest:media-type="" manifest:full-path="Pictures/2000000700001D7600000A7190D1BA09.svm"/>
  <manifest:file-entry manifest:media-type="" manifest:full-path="Pictures/2000000700002D2B000002CBF44B6ECF.svm"/>
  <manifest:file-entry manifest:media-type="" manifest:full-path="Pictures/200000070000534E00000E796107262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tyle="italic" fo:font-weight="normal" style:font-style-asian="italic" style:font-weight-asian="normal" style:font-style-complex="italic" style:font-weight-complex="normal"/>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style:text-underline-style="none" fo:font-weight="normal" style:font-weight-asian="normal" style:font-weight-complex="normal"/>
    </style:style>
    <style:style style:name="P7" style:family="paragraph" style:parent-style-name="Standard">
      <style:paragraph-properties fo:text-align="justify" style:justify-single-word="false"/>
      <style:text-properties style:text-underline-style="none" fo:font-weight="bold" style:font-weight-asian="bold" style:font-weight-complex="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10" style:family="paragraph" style:parent-style-name="Standard">
      <style:paragraph-properties fo:text-align="justify" style:justify-single-word="false"/>
      <style:text-properties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text-underline-style="none"/>
    </style:style>
    <style:style style:name="P12" style:family="paragraph" style:parent-style-name="Standard">
      <style:paragraph-properties fo:text-align="justify" style:justify-single-word="false"/>
      <style:text-properties style:font-name="Courier New" fo:font-size="11pt" style:text-underline-style="none"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style:font-name="Courier New" fo:font-size="11pt" style:text-underline-style="none" style:font-size-asian="11pt" style:font-size-complex="11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style:text-properties style:text-underline-style="solid" style:text-underline-width="auto" style:text-underline-color="font-color"/>
    </style:style>
    <style:style style:name="P16" style:family="paragraph" style:parent-style-name="Text_20_body" style:list-style-name="L1"/>
    <style:style style:name="P17" style:family="paragraph" style:parent-style-name="Text_20_body"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style:font-name="Courier New" fo:font-size="11pt" style:font-size-asian="11pt" style:font-size-complex="11pt"/>
    </style:style>
    <style:style style:name="T3" style:family="text">
      <style:text-properties style:font-name="Courier New" fo:font-size="11pt" style:text-underline-style="none" style:font-size-asian="11pt" style:font-size-complex="11pt"/>
    </style:style>
    <style:style style:name="T4" style:family="text">
      <style:text-properties style:font-name="Courier New" fo:font-size="11pt" style:text-underline-style="none" fo:font-weight="normal" style:font-size-asian="11pt" style:font-weight-asian="normal" style:font-size-complex="11pt" style:font-weight-complex="normal"/>
    </style:style>
    <style:style style:name="T5" style:family="text">
      <style:text-properties fo:font-size="11pt" style:font-size-asian="11pt" style:font-size-complex="11pt"/>
    </style:style>
    <style:style style:name="T6" style:family="text">
      <style:text-properties fo:font-weight="bold" style:font-weight-asian="bold" style:font-weight-complex="bold"/>
    </style:style>
    <style:style style:name="T7" style:family="text">
      <style:text-properties style:font-name="Times New Roman" fo:font-size="12pt" style:font-size-asian="12pt" style:font-size-complex="12pt"/>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style:style style:name="T11" style:family="text">
      <style:text-properties style:font-name="Courier New" fo:font-size="11pt" style:font-size-asian="11pt" style:font-size-complex="11pt"/>
    </style:style>
    <style:style style:name="T12" style:family="text">
      <style:text-properties style:font-name="Times New Roman" fo:font-size="12pt" style:text-underline-style="none" fo:font-weight="normal"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PRÉPROCESSEUR :</text:p>
      <text:p text:style-name="P1"/>
      <text:p text:style-name="P2">Concrètement, le préprocesseur est démarré avant la compilation. Il parcourt tous les fichiers à la recherche de directives de préprocesseur, qui commencent toutes par un #.</text:p>
      <text:p text:style-name="P2"/>
      <text:p text:style-name="P2"/>
      <text:p text:style-name="P4">Les include :</text:p>
      <text:p text:style-name="P2"/>
      <text:p text:style-name="P2">Lorsqu'il rencontre la directive <text:span text:style-name="T2">#include</text:span> (entre<text:span text:style-name="T2"> &lt; &gt;</text:span> pour les fichiers déjà présents, entre <text:span text:style-name="T2">" "</text:span> pour nos propres fichiers), le préprocesseur va littéralement remplacer la ligne par le contenu du fichier correspondant. Le fichier qui est inclut est inséré dans le fichier qui l'inclut.</text:p>
      <text:p text:style-name="P2"/>
      <text:p text:style-name="P2"/>
      <text:p text:style-name="P4">Les define :</text:p>
      <text:p text:style-name="P4"/>
      <text:p text:style-name="P5">Cette directive <text:span text:style-name="T2">#define</text:span> permet de définir une <text:span text:style-name="T6">constante de préprocesseur</text:span>, en associant une valeur à un mot. </text:p>
      <text:p text:style-name="P5"/>
      <text:p text:style-name="P5"><draw:frame draw:style-name="fr1" draw:name="images1" text:anchor-type="paragraph" svg:width="11.562cm" svg:height="0.714cm" draw:z-index="0"><draw:image xlink:href="Pictures/2000000700002D2B000002CBF44B6ECF.svm" xlink:type="simple" xlink:show="embed" xlink:actuate="onLoad"/></draw:frame></text:p>
      <text:p text:style-name="P3"><text:span text:style-name="T1">Attention, une telle directive est différente de la définition d'une variable globale et constante. Les variables globales constantes sont stockées quelque part en mémoire, alors que les constantes de préprocesseur ne le sont pas. </text:span>En fait, le <text:span text:style-name="Source_20_Text"><text:span text:style-name="T5">#define </text:span></text:span><text:span text:style-name="Source_20_Text"><text:span text:style-name="T7">fait que le préprocesseur </text:span></text:span>remplace dans le code source tous les mots par leur valeur correspondante, mais c'est tout, rien n'est stocké en mémoire.</text:p>
      <text:p text:style-name="P3"/>
      <text:p text:style-name="P3">Typiquement, avec une variable globale on peut faire ça :</text:p>
      <text:p text:style-name="P3"/>
      <text:p text:style-name="P3"><draw:frame draw:style-name="fr2" draw:name="images2" text:anchor-type="paragraph" svg:width="16.999cm" svg:height="2.951cm" draw:z-index="1"><draw:image xlink:href="Pictures/200000070000534E00000E7961072628.svm" xlink:type="simple" xlink:show="embed" xlink:actuate="onLoad"/></draw:frame></text:p>
      <text:p text:style-name="P2"/>
      <text:p text:style-name="P2">Mais le code suivant nous renverra une erreur à la compilation :</text:p>
      <text:p text:style-name="P2"/>
      <text:p text:style-name="P1"><draw:frame draw:style-name="fr1" draw:name="images3" text:anchor-type="paragraph" svg:width="9.818cm" svg:height="3.598cm" draw:z-index="2"><draw:image xlink:href="Pictures/200000070000265900000E0FFAF1FC30.svm" xlink:type="simple" xlink:show="embed" xlink:actuate="onLoad"/></draw:frame></text:p>
      <text:p text:style-name="P2"/>
      <text:p text:style-name="P2">Quel est l'intérêt du <text:span text:style-name="T2">#define</text:span> par rapport à la définition de variables constantes ? Premièrement, ça ne prend pas de place en mémoire, et deuxièmement, ça s'applique à tout le fichier dans lequel se trouve l'instruction (portée globale), ce qui peut être plus pratique qu'une variable locale.</text:p>
      <text:p text:style-name="P2"/>
      <text:p text:style-name="P2">On utilise un <text:span text:style-name="T2">#define</text:span> par exemple pour définir les dimensions d'une fenêtre. Autre utilisation, on <text:soft-page-break/>utilise souvent les variables de préprocesseur afin de définir la taille des tableaux :</text:p>
      <text:p text:style-name="P2"/>
      <text:p text:style-name="P2"><draw:frame draw:style-name="fr1" draw:name="images4" text:anchor-type="paragraph" svg:width="15.372cm" svg:height="3.124cm" draw:z-index="3"><draw:image xlink:href="Pictures/2000000700003C0D00000C33C1426C4F.svm" xlink:type="simple" xlink:show="embed" xlink:actuate="onLoad"/></draw:frame></text:p>
      <text:p text:style-name="P2">Ce qui est pratique, puisque les tableaux n'acceptent pas de variables pour définir leur taille. Mais ici, les variable de préprocesseur ne sont pas à proprement parler des variables, seulement des sortes d'alias. C'est donc pratique pour définir la taille d'un tableau, et modifier cette taille par une ligne facile d'accès.</text:p>
      <text:p text:style-name="P2"/>
      <text:p text:style-name="P2">NOTE : il est possible de faire des calculs simples dans les <text:span text:style-name="T2">#define</text:span> (addition, multiplication, soustraction, division, modulo).</text:p>
      <text:p text:style-name="P2"/>
      <text:p text:style-name="P2"><draw:frame draw:style-name="fr1" draw:name="images5" text:anchor-type="paragraph" svg:width="15.028cm" svg:height="1.669cm" draw:z-index="4"><draw:image xlink:href="Pictures/2000000700003AB50000068463EAF5A0.svm" xlink:type="simple" xlink:show="embed" xlink:actuate="onLoad"/></draw:frame></text:p>
      <text:p text:style-name="P2"/>
      <text:p text:style-name="P5">NOTE : En plus des constantes qu'on peut définir nous-mêmes, il existe des constantes prédéfinies par le préprocesseur. On les utilise surtout pour du déboggage et la gestion des erreurs :</text:p>
      <text:p text:style-name="P5"/>
      <text:list xml:id="list7349648973372133032" text:style-name="L1">
        <text:list-item>
          <text:p text:style-name="P17"><text:span text:style-name="Source_20_Text">__LINE__</text:span>: donne le numéro de la ligne actuelle.</text:p>
        </text:list-item>
        <text:list-item>
          <text:p text:style-name="P16"><text:span text:style-name="Source_20_Text">__FILE__</text:span>: donne le nom du fichier actuel.</text:p>
        </text:list-item>
        <text:list-item>
          <text:p text:style-name="P16"><text:bookmark text:name="r-2189560"/><text:bookmark text:name="r-2189559"/><text:span text:style-name="Source_20_Text">__DATE__</text:span>: donne la date de la compilation.</text:p>
        </text:list-item>
        <text:list-item>
          <text:p text:style-name="P16"><text:bookmark text:name="r-2189562"/><text:bookmark text:name="r-2189561"/><text:span text:style-name="Source_20_Text">__TIME__</text:span>: donne l'heure de la compilation.</text:p>
        </text:list-item>
      </text:list>
      <text:p text:style-name="P5"/>
      <text:p text:style-name="P5">NOTE : On peut définir une constante, sans lui donner aucune valeur. La constante est alors simplement définie, elle "existe".</text:p>
      <text:p text:style-name="P5"/>
      <text:p text:style-name="P5"><draw:frame draw:style-name="fr1" draw:name="images6" text:anchor-type="paragraph" svg:width="9.71cm" svg:height="0.714cm" draw:z-index="5"><draw:image xlink:href="Pictures/20000007000025EF000002CBD6647F11.svm" xlink:type="simple" xlink:show="embed" xlink:actuate="onLoad"/></draw:frame></text:p>
      <text:p text:style-name="P5"/>
      <text:p text:style-name="P4">Les macros :</text:p>
      <text:p text:style-name="P2"/>
      <text:p text:style-name="P2">On peut en réalité utiliser un <text:span text:style-name="T2">#define</text:span> pour ne pas simplement remplacer un mot par une valeur, mais pour remplacer un mot par du code source. Un exemple simple :</text:p>
      <text:p text:style-name="P2"/>
      <text:p text:style-name="P2"><draw:frame draw:style-name="fr1" draw:name="images7" text:anchor-type="paragraph" svg:width="7.542cm" svg:height="2.672cm" draw:z-index="6"><draw:image xlink:href="Pictures/2000000700001D7600000A7190D1BA09.svm" xlink:type="simple" xlink:show="embed" xlink:actuate="onLoad"/></draw:frame></text:p>
      <text:p text:style-name="P2">On peut également mettre plusieurs lignes par macro, en plaçant un "<text:span text:style-name="T2">\</text:span>" avant la fin de chaque <text:soft-page-break/>ligne :</text:p>
      <text:p text:style-name="P2"/>
      <text:p text:style-name="P2"><draw:frame draw:style-name="fr1" draw:name="images8" text:anchor-type="paragraph" svg:width="14.049cm" svg:height="3.627cm" draw:z-index="7"><draw:image xlink:href="Pictures/20000007000036E200000E2AC1C7511E.svm" xlink:type="simple" xlink:show="embed" xlink:actuate="onLoad"/></draw:frame></text:p>
      <text:p text:style-name="P2">NOTE : pas besoin de mettre un point-virgule quand on appelle une macro, puisque la macro sera remplacée par le code source défini plus haut, qui contient déjà des points-virgules.</text:p>
      <text:p text:style-name="P2"/>
      <text:p text:style-name="P2">On peut également créer des macro <text:span text:style-name="T8">avec des paramètres</text:span><text:span text:style-name="T9">, ce qui les rend quand même plus intéressantes.</text:span></text:p>
      <text:p text:style-name="P6"/>
      <text:p text:style-name="P6"><draw:frame draw:style-name="fr3" draw:name="images9" text:anchor-type="paragraph" svg:width="15.635cm" svg:height="7.491cm" draw:z-index="8"><draw:image xlink:href="Pictures/20000007000047D60000226C978F0B9E.svm" xlink:type="simple" xlink:show="embed" xlink:actuate="onLoad"/></draw:frame></text:p>
      <text:p text:style-name="P6"/>
      <text:p text:style-name="P7">LES CONDITIONS :</text:p>
      <text:p text:style-name="P7"/>
      <text:p text:style-name="P6">Il est possible de réaliser des conditions en langage préprocesseur. Cela sert à compiler un code source différent en fonction de la condition qui est réalisée ou non.</text:p>
      <text:p text:style-name="P6"/>
      <text:p text:style-name="P6"><draw:frame draw:style-name="fr1" draw:name="images10" text:anchor-type="paragraph" svg:width="14.737cm" svg:height="2.619cm" draw:z-index="9"><draw:image xlink:href="Pictures/200000070000399200000A3C6861F789.svm" xlink:type="simple" xlink:show="embed" xlink:actuate="onLoad"/></draw:frame></text:p>
      <text:p text:style-name="P2"><text:span text:style-name="T9">Le mot clé </text:span><text:span text:style-name="T3">#ifdef</text:span><text:span text:style-name="T9"> permet de ne compiler qu'une partie du code (exactement comme </text:span><text:span text:style-name="T3">#if</text:span><text:span text:style-name="T9">, </text:span><text:span text:style-name="T3">#elif</text:span><text:span text:style-name="T9">, </text:span><text:span text:style-name="T3">#endif</text:span><text:span text:style-name="T9">) si une variable de préprocesseur a bien été définie. C'est par exemple avec cette méthode que certains programmes s'adaptent à l'OS utilisé :</text:span></text:p>
      <text:p text:style-name="P6"/>
      <text:p text:style-name="P6"/>
      <text:p text:style-name="P6"/>
      <text:p text:style-name="P6"/>
      <text:p text:style-name="P6"><draw:frame draw:style-name="fr2" draw:name="images11" text:anchor-type="paragraph" svg:width="16.999cm" svg:height="5.946cm" draw:z-index="10"><draw:image xlink:href="Pictures/200000070000478600001904D5F6C68F.svm" xlink:type="simple" xlink:show="embed" xlink:actuate="onLoad"/></draw:frame><text:soft-page-break/></text:p>
      <text:p text:style-name="P6"/>
      <text:p text:style-name="P3"><text:span text:style-name="T10">Le mot clé </text:span><text:span text:style-name="T4">#ifndef</text:span><text:span text:style-name="T10"> est, lui, plutôt intéressant puisqu'il permet d'éviter les inclusions infinies. Imaginons qu'on ait un fichier </text:span><text:span text:style-name="T4">A.h</text:span><text:span text:style-name="T10"> et un fichier </text:span><text:span text:style-name="T4">B.h</text:span><text:span text:style-name="T10">, que je doive inclure </text:span><text:span text:style-name="T4">B.h</text:span><text:span text:style-name="T10"> dans </text:span><text:span text:style-name="T4">A.h</text:span><text:span text:style-name="T10">, mais également </text:span><text:span text:style-name="T4">A.h</text:span><text:span text:style-name="T10"> dans </text:span><text:span text:style-name="T4">B.h</text:span><text:span text:style-name="T10">. L</text:span><text:span text:style-name="T9">'ordinateur lit </text:span><text:span text:style-name="Source_20_Text"><text:span text:style-name="T3">A.h</text:span></text:span><text:span text:style-name="Source_20_Text"><text:span text:style-name="T9"> </text:span></text:span><text:span text:style-name="T9">et voit qu'il faut inclure </text:span><text:span text:style-name="Source_20_Text"><text:span text:style-name="T3">B.h</text:span></text:span><text:span text:style-name="T9">; i</text:span>l lit <text:span text:style-name="Source_20_Text"><text:span text:style-name="T2">B.h</text:span></text:span><text:span text:style-name="Source_20_Text"> </text:span>pour l'inclure, et là il voit qu'il faut inclure <text:span text:style-name="Source_20_Text"><text:span text:style-name="T2">A.h</text:span></text:span><text:span text:style-name="Source_20_Text"> </text:span>; et ainsi de suite jusqu'à ce que ça fasse planter la compilation.</text:p>
      <text:p text:style-name="P6"/>
      <text:p text:style-name="P6">Pour éviter ça, le mieux c'est, dans tous les fichiers .h, d'avoir un code de la sorte :</text:p>
      <text:p text:style-name="P6"/>
      <text:p text:style-name="P6"><draw:frame draw:style-name="fr2" draw:name="images12" text:anchor-type="paragraph" svg:width="16.999cm" svg:height="3.789cm" draw:z-index="11"><draw:image xlink:href="Pictures/200000070000476C00000FEC0E33A106.svm" xlink:type="simple" xlink:show="embed" xlink:actuate="onLoad"/></draw:frame></text:p>
      <text:p text:style-name="P6">Ainsi, le fichier n'incluera l'autre fichier qu'une seule fois maximum, puisque l'instruction sera ignorée les prochaines fois.</text:p>
      <text:p text:style-name="P6"/>
      <text:p text:style-name="P2"><text:span text:style-name="T9">Apparemment dans le cours, on indique de faire cette technique pour chaque fichier </text:span><text:span text:style-name="T3">.h</text:span><text:span text:style-name="T9">, avec à chaque fois la même boucle (et des noms de constantes différentes). Je ne vois pas ce qui m'empêche de mettre tous les fichiers </text:span><text:span text:style-name="T3">.h</text:span><text:span text:style-name="T9"> entre le </text:span><text:span text:style-name="T3">#define</text:span><text:span text:style-name="T9"> et le </text:span><text:span text:style-name="T3">#endif</text:span><text:span text:style-name="T9"> avec une seule constante, pour tous ne les inclure qu'une fois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LES TYPES DE VARIABLES PERSONNALISÉS :</text:p>
      <text:p text:style-name="P7"/>
      <text:p text:style-name="P6">Le langage C va nous permettre de créer nos propres types de variables, ce qui peut être très utile. Les bibliothèques définissent généralement leurs propres types de variables (par exemple <text:span text:style-name="T2">Fichier</text:span>, <text:span text:style-name="T2">Audio</text:span>, <text:span text:style-name="T2">Clavier</text:span>...).</text:p>
      <text:p text:style-name="P6"/>
      <text:p text:style-name="P6">On a deux sortes de variables personnalisées, les <text:span text:style-name="T7">structures</text:span> et les <text:span text:style-name="T7">énumérations</text:span>.</text:p>
      <text:p text:style-name="P6"/>
      <text:p text:style-name="P6"/>
      <text:p text:style-name="P8">Définir une structure :</text:p>
      <text:p text:style-name="P8"/>
      <text:p text:style-name="P6">Une structure est simplement un assemblage de variables, qui peuvent être de différents types. Les structures sont généralement définies dans les fichiers <text:span text:style-name="T2">.h</text:span> avec les prototypes de fonction et les <text:span text:style-name="T2">#define</text:span>.</text:p>
      <text:p text:style-name="P6"/>
      <text:p text:style-name="P6">La définition d'une structure commence par le mot-clé <text:span text:style-name="T2">struct</text:span>, avec ensuite le nom de la structure, les variables entre accolades, et l'accolade fermante terminée par un point-virgule :</text:p>
      <text:p text:style-name="P6"/>
      <text:p text:style-name="P6"><draw:frame draw:style-name="fr1" draw:name="images13" text:anchor-type="paragraph" svg:width="12.885cm" svg:height="3.598cm" draw:z-index="12"><draw:image xlink:href="Pictures/200000070000325600000E0FDE8DF0FA.svm" xlink:type="simple" xlink:show="embed" xlink:actuate="onLoad"/></draw:frame></text:p>
      <text:p text:style-name="P6">Par exemple, si je veux créer une structure qui me permette de stocker à la fois l'abscisse et l'ordonnée d'un point dans l'espace, je peux créer la structure suivante :</text:p>
      <text:p text:style-name="P6"/>
      <text:p text:style-name="P6"><draw:frame draw:style-name="fr1" draw:name="images14" text:anchor-type="paragraph" svg:width="6.934cm" svg:height="2.778cm" draw:z-index="13"><draw:image xlink:href="Pictures/2000000700001B1500000ADBF6DA42A5.svm" xlink:type="simple" xlink:show="embed" xlink:actuate="onLoad"/></draw:frame></text:p>
      <text:p text:style-name="P6">Attention, on ne peut pas initialiser des variables dans la définition de la structure (on n'aurait pas pu écrire <text:span text:style-name="T2">int x = 0;</text:span> par exemple).</text:p>
      <text:p text:style-name="P6"/>
      <text:p text:style-name="P6">Une fois que la structure a été définie, il faut <text:span text:style-name="T6">déclarer</text:span> une variable du type de la structure définie :</text:p>
      <text:p text:style-name="P6"/>
      <text:p text:style-name="P6"><draw:frame draw:style-name="fr1" draw:name="images15" text:anchor-type="paragraph" svg:width="8.53cm" svg:height="3.889cm" draw:z-index="14"><draw:image xlink:href="Pictures/200000070000256B0000110F8AD68F4E.svm" xlink:type="simple" xlink:show="embed" xlink:actuate="onLoad"/></draw:frame></text:p>
      <text:p text:style-name="P6"/>
      <text:p text:style-name="P6"/>
      <text:p text:style-name="P6"><text:soft-page-break/></text:p>
      <text:p text:style-name="P6">On est obligé de mettre le mot-clé <text:span text:style-name="T2">struct</text:span> avant de définir la variable du type de la structure que l'on a créé. Cela permet à l'ordinateur de différencier les déclarations de variables de type classique, et les déclarations de variables de type personnalisé.</text:p>
      <text:p text:style-name="P6"/>
      <text:p text:style-name="P6">Cependant, il peut paraître un peu lourd d'écrire à chaque fois "<text:span text:style-name="T2">struct</text:span>" devant la définition d'une variable de type personnalisé. C'est pourquoi on a le mot-clé <text:span text:style-name="T2">typedef</text:span> :</text:p>
      <text:p text:style-name="P6"/>
      <text:p text:style-name="P6">(fichier <text:span text:style-name="T2">.h</text:span>)</text:p>
      <text:p text:style-name="P6"><draw:frame draw:style-name="fr1" draw:name="images16" text:anchor-type="paragraph" svg:width="11.882cm" svg:height="3.124cm" draw:z-index="15"><draw:image xlink:href="Pictures/2000000700002E6900000C33D34B8BF4.svm" xlink:type="simple" xlink:show="embed" xlink:actuate="onLoad"/></draw:frame></text:p>
      <text:p text:style-name="P6">(fichier<text:span text:style-name="T2"> .c</text:span>)</text:p>
      <text:p text:style-name="P6"><draw:frame draw:style-name="fr1" draw:name="images17" text:anchor-type="paragraph" svg:width="9.5cm" svg:height="4.103cm" draw:z-index="16"><draw:image xlink:href="Pictures/200000070000251C00001006AAADD519.svm" xlink:type="simple" xlink:show="embed" xlink:actuate="onLoad"/></draw:frame></text:p>
      <text:p text:style-name="P6"/>
      <text:p text:style-name="P6"/>
      <text:p text:style-name="P6"><text:span text:style-name="T2">typedef</text:span> permet en fait de créer un alias pour la structure que nous avons définie. On peut ensuite faire référence à notre structure à partir de cet alias sans toujours rajouter le mot-clé <text:span text:style-name="T2">struct</text:span> devant.</text:p>
      <text:p text:style-name="P6"/>
      <text:p text:style-name="P6">Pour accéder aux différents éléments constituant une structure, on écrit typiquement <text:span text:style-name="T2">variable.nomDeLaComposante</text:span> :</text:p>
      <text:p text:style-name="P6"/>
      <text:p text:style-name="P6"><draw:frame draw:style-name="fr2" draw:name="images18" text:anchor-type="paragraph" svg:width="16.999cm" svg:height="3.344cm" draw:z-index="17"><draw:image xlink:href="Pictures/2000000700004AA000000EAE6C795790.svm" xlink:type="simple" xlink:show="embed" xlink:actuate="onLoad"/></draw:frame></text:p>
      <text:p text:style-name="P6">On peut également se servir de <text:span text:style-name="T2">scanf</text:span> pour attribuer des valeurs aux composantes d'une structure. On peut également créer un tableau de variables du même type de structure. Par exemple, si je veux créer un tableau de 10 points avec chacun ses coordonnées :</text:p>
      <text:p text:style-name="P6"/>
      <text:p text:style-name="P9">Coordonnees points[9];</text:p>
      <text:p text:style-name="P9"/>
      <text:p text:style-name="P6">Ensuite, j'accède aux composantes du premier point en tapant :</text:p>
      <text:p text:style-name="P6"/>
      <text:p text:style-name="P9"><text:soft-page-break/>points[0].x</text:p>
      <text:p text:style-name="P9">points[0].y</text:p>
      <text:p text:style-name="P6"/>
      <text:p text:style-name="P6">Et ainsi de suite !</text:p>
      <text:p text:style-name="P6"/>
      <text:p text:style-name="P6">Note : il est en général préférable d'initialiser les valeurs de notre variable lorsqu'on la déclare (noteception : je ne sais pas comment le faire pour un tableau de ces variables) :</text:p>
      <text:p text:style-name="P6"/>
      <text:p text:style-name="P9">Coordonnees point = {0,0};</text:p>
      <text:p text:style-name="P6"/>
      <text:p text:style-name="P6"/>
      <text:p text:style-name="P6">Parfois, on aura besoin d'un <text:span text:style-name="T6">pointeur sur nos variables de structures</text:span>. Imaginons que je veuille avoir une fonction qui se charge d'initialiser mes variables d'une certaine structure. Il va falloir passer à cette fonction un pointeur vers la variable de structure que je souhaite initialiser (si je lui passe la variable elle-même, elle initialisera une copie locale de ma variable, ce qui est inutile).</text:p>
      <text:p text:style-name="P6"/>
      <text:p text:style-name="P6"><draw:frame draw:style-name="fr2" draw:name="images19" text:anchor-type="paragraph" svg:width="16.999cm" svg:height="16.849cm" draw:z-index="18"><draw:image xlink:href="Pictures/20000007000046B30000461487100FAC.svm" xlink:type="simple" xlink:show="embed" xlink:actuate="onLoad"/></draw:frame></text:p>
      <text:p text:style-name="P6"/>
      <text:p text:style-name="P6"><text:soft-page-break/>1. Ici, on commence par définir notre structure.</text:p>
      <text:p text:style-name="P6"/>
      <text:p text:style-name="P6">2. Ensuite, on crée une variable personnalisée à partir de cette structure.</text:p>
      <text:p text:style-name="P6"/>
      <text:p text:style-name="P6">3. On crée un pointeur vers notre variable personnalisée.</text:p>
      <text:p text:style-name="P6"/>
      <text:p text:style-name="P6">4. On donne ce pointeur à la fonction "initializeCoordonnees", qui attend justement un pointeur sur une variable personnalisée de type "Coordonnees".</text:p>
      <text:p text:style-name="P6"/>
      <text:p text:style-name="P6">5. On effectue des opérations sur l'objet de type "Coordonnees" sur lequel pointe le pointeur. ATTENTION, remarquons que pour faire ces opérations, on a écrit :</text:p>
      <text:p text:style-name="P6"/>
      <text:p text:style-name="P6"/>
      <text:p text:style-name="P6"><draw:frame draw:style-name="fr1" draw:name="images20" text:anchor-type="paragraph" svg:width="4.233cm" svg:height="1.192cm" draw:z-index="19"><draw:image xlink:href="Pictures/200000070000108A000004A8D4CE7699.svm" xlink:type="simple" xlink:show="embed" xlink:actuate="onLoad"/></draw:frame></text:p>
      <text:p text:style-name="P6">Pourquoi ? En fait, au début on essaierai bien la rédaction suivante :</text:p>
      <text:p text:style-name="P6"/>
      <text:p text:style-name="P9">*pointeur.x = 50;</text:p>
      <text:p text:style-name="P9">*pointeur.y = 50;</text:p>
      <text:p text:style-name="P6"/>
      <text:p text:style-name="P6">Le problème est que quand on écrit ça, le point de séparation s'applique sur le mot <text:span text:style-name="T2">pointeur</text:span> non sur <text:span text:style-name="T2">*pointeur </text:span>en entier. Or, nous ce qu'on veut, c'est accéder à <text:span text:style-name="T2">*pointeur</text:span> pour en modifier la valeur. La solution est de mettre des parenthèses pour englober l'astérix et le mot. Or, la flèche "<text:span text:style-name="T2">-&gt;</text:span>" veut précisément dire "<text:span text:style-name="T2">astérix et pointeur</text:span>" :</text:p>
      <text:p text:style-name="P6"/>
      <text:p text:style-name="P9">(*pointeur).x = 50;<text:tab/><text:tab/>&lt;=&gt; <text:s/>pointeur-&gt;x = 50;</text:p>
      <text:p text:style-name="P9">(*pointeur).y = 50;<text:tab/><text:tab/>&lt;=&gt; pointeur-&gt;y = 50;</text:p>
      <text:p text:style-name="P9"/>
      <text:p text:style-name="P3"><text:span text:style-name="T12">Voilà pourquoi on utilise une flèche ici. </text:span>Écrire <text:span text:style-name="Source_20_Text">point-&gt;x </text:span>est donc STRICTEMENT équivalent à écrire<text:span text:style-name="Source_20_Text">(*point).x</text:span>.</text:p>
      <text:p text:style-name="P3"/>
      <text:p text:style-name="P3"/>
      <text:p text:style-name="P15">Les énumérations :</text:p>
      <text:p text:style-name="P15"/>
      <text:p text:style-name="P11">Les énumérations sont un peu différentes des structures, dans le sens où il s'agit de définir un certain nombre limité de valeurs possibles que peut adopter une variable. On définit l'énumération et on initialise la variable de type <text:span text:style-name="T2">enum</text:span> de manière très similaire à une structure :</text:p>
      <text:p text:style-name="P11"/>
      <text:p text:style-name="P11"><draw:frame draw:style-name="fr1" draw:name="images21" text:anchor-type="paragraph" svg:width="8.121cm" svg:height="6.401cm" draw:z-index="20"><draw:image xlink:href="Pictures/200000070000232500001BB4C940A093.svm" xlink:type="simple" xlink:show="embed" xlink:actuate="onLoad"/></draw:frame></text:p>
      <text:p text:style-name="P11"><text:soft-page-break/></text:p>
      <text:p text:style-name="P11"/>
      <text:p text:style-name="P11">Notons le typedef, qui fonctionne de manière identique aux structures, la définition entre accolade avec un point-virgule à la fin, puis la déclaration de la variable.</text:p>
      <text:p text:style-name="P11"/>
      <text:p text:style-name="P11">Ce qu'il se passe en mémoire quand on définit une énumération, c'est qu'une valeur est associée à chaque possible valeur que pourra adopter l'enum. Ici FAIBLE = 0, MOYEN = 1 et FORT = 2. Peu importe, c'est l'ordinateur qui le fait tout seul, et nous on aura uniquement à faire :</text:p>
      <text:p text:style-name="P11"/>
      <text:p text:style-name="P13">if(volTV == FORT)</text:p>
      <text:p text:style-name="P13">{</text:p>
      <text:p text:style-name="P13"><text:tab/>// Do something</text:p>
      <text:p text:style-name="P13">}</text:p>
      <text:p text:style-name="P11"/>
      <text:p text:style-name="P11">Ce qui a l'avantage de rendre notre code plus lisible. Notons qu'il est possible d'associer nous-mêmes les valeurs correspondant à chaque mot en majuscule :</text:p>
      <text:p text:style-name="P11"/>
      <text:p text:style-name="P13">enum Volume</text:p>
      <text:p text:style-name="P13">{</text:p>
      <text:p text:style-name="P13"><text:tab/>FAIBLE = 0, MOYEN = 50, FORT = 100</text:p>
      <text:p text:style-name="P13">};</text:p>
      <text:p text:style-name="P11"/>
      <text:p text:style-name="P11">Au lieu de laisser l'ordinateur le faire. Mais je ne vois pas trop l'utilité de faire ça.</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1M4S</meta:editing-duration>
    <meta:editing-cycles>6</meta:editing-cycles>
    <meta:generator>OpenOffice/4.1.5$Win32 OpenOffice.org_project/415m1$Build-9789</meta:generator>
    <dc:date>2020-07-27T19:11:26.31</dc:date>
    <meta:document-statistic meta:table-count="0" meta:image-count="21" meta:object-count="0" meta:page-count="9" meta:paragraph-count="81" meta:word-count="1593" meta:character-count="9586"/>
    <meta:user-defined meta:name="Info 1"/>
    <meta:user-defined meta:name="Info 2"/>
    <meta:user-defined meta:name="Info 3"/>
    <meta:user-defined meta:name="Info 4"/>
  </office:meta>
</office:document-meta>
</file>